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4cm" style:rel-column-width="28108*"/>
    </style:style>
    <style:style style:name="tabFortune.B" style:family="table-column">
      <style:table-column-properties style:column-width="1.228cm" style:rel-column-width="4294*"/>
    </style:style>
    <style:style style:name="tabFortune.C" style:family="table-column">
      <style:table-column-properties style:column-width="2.193cm" style:rel-column-width="7667*"/>
    </style:style>
    <style:style style:name="tabFortune.D" style:family="table-column">
      <style:table-column-properties style:column-width="1.199cm" style:rel-column-width="4191*"/>
    </style:style>
    <style:style style:name="tabFortune.E" style:family="table-column">
      <style:table-column-properties style:column-width="2.252cm" style:rel-column-width="7872*"/>
    </style:style>
    <style:style style:name="tabFortune.F" style:family="table-column">
      <style:table-column-properties style:column-width="1.169cm" style:rel-column-width="4089*"/>
    </style:style>
    <style:style style:name="tabFortune.G" style:family="table-column">
      <style:table-column-properties style:column-width="2.663cm" style:rel-column-width="9314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Fortune.B2" style:family="table-cell">
      <style:table-cell-properties fo:padding-left="0.101cm" fo:padding-right="0.101cm" fo:padding-top="0cm" fo:padding-bottom="0cm" fo:border="none"/>
    </style:style>
    <style:style style:name="tabFortune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Fortun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Fortune.B9" style:family="table-cell">
      <style:table-cell-properties fo:padding="0.101cm" fo:border="none"/>
    </style:style>
    <style:style style:name="Tableau5" style:family="table">
      <style:table-properties style:width="18.747cm" fo:margin-left="0.011cm" fo:margin-right="0.028cm" table:align="margins"/>
    </style:style>
    <style:style style:name="Tableau5.A" style:family="table-column">
      <style:table-column-properties style:column-width="8.042cm" style:rel-column-width="28115*"/>
    </style:style>
    <style:style style:name="Tableau5.B" style:family="table-column">
      <style:table-column-properties style:column-width="2.544cm" style:rel-column-width="8894*"/>
    </style:style>
    <style:style style:name="Tableau5.C" style:family="table-column">
      <style:table-column-properties style:column-width="1.55cm" style:rel-column-width="5418*"/>
    </style:style>
    <style:style style:name="Tableau5.D" style:family="table-column">
      <style:table-column-properties style:column-width="1.346cm" style:rel-column-width="4702*"/>
    </style:style>
    <style:style style:name="Tableau5.E" style:family="table-column">
      <style:table-column-properties style:column-width="1.286cm" style:rel-column-width="4498*"/>
    </style:style>
    <style:style style:name="Tableau5.F" style:family="table-column">
      <style:table-column-properties style:column-width="1.199cm" style:rel-column-width="4191*"/>
    </style:style>
    <style:style style:name="Tableau5.G" style:family="table-column">
      <style:table-column-properties style:column-width="2.78cm" style:rel-column-width="9717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02cm solid #000000" fo:border-right="none" fo:border-top="none" fo:border-bottom="0.002cm solid #000000"/>
    </style:style>
    <style:style style:name="Tableau5.B1" style:family="table-cell">
      <style:table-cell-properties fo:padding="0.097cm" fo:border-left="none" fo:border-right="none" fo:border-top="none" fo:border-bottom="0.002cm solid #000000"/>
    </style:style>
    <style:style style:name="Tableau5.G1" style:family="table-cell">
      <style:table-cell-properties fo:padding="0.097cm" fo:border-left="none" fo:border-right="0.002cm solid #000000" fo:border-top="none" fo:border-bottom="0.002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4cm" style:rel-column-width="28049*"/>
    </style:style>
    <style:style style:name="tabRevenu.B" style:family="table-column">
      <style:table-column-properties style:column-width="1.221cm" style:rel-column-width="4258*"/>
    </style:style>
    <style:style style:name="tabRevenu.C" style:family="table-column">
      <style:table-column-properties style:column-width="2.203cm" style:rel-column-width="7683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2cm" style:rel-column-width="7961*"/>
    </style:style>
    <style:style style:name="tabRevenu.F" style:family="table-column">
      <style:table-column-properties style:column-width="1.168cm" style:rel-column-width="4073*"/>
    </style:style>
    <style:style style:name="tabRevenu.G" style:family="table-column">
      <style:table-column-properties style:column-width="2.679cm" style:rel-column-width="9346*"/>
    </style:style>
    <style:style style:name="tabRevenu.1" style:family="table-row">
      <style:table-row-properties style:min-row-height="0.499cm"/>
    </style:style>
    <style:style style:name="tabRevenu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Revenu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Revenu.B2" style:family="table-cell">
      <style:table-cell-properties fo:padding-left="0.101cm" fo:padding-right="0.101cm" fo:padding-top="0cm" fo:padding-bottom="0cm" fo:border="none"/>
    </style:style>
    <style:style style:name="tabRevenu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Revenu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Revenu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Revenu.B9" style:family="table-cell">
      <style:table-cell-properties fo:padding="0.101cm" fo:border="none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59cm" style:rel-column-width="28115*"/>
    </style:style>
    <style:style style:name="Tableau2.B" style:family="table-column">
      <style:table-column-properties style:column-width="2.549cm" style:rel-column-width="8894*"/>
    </style:style>
    <style:style style:name="Tableau2.C" style:family="table-column">
      <style:table-column-properties style:column-width="1.552cm" style:rel-column-width="5418*"/>
    </style:style>
    <style:style style:name="Tableau2.D" style:family="table-column">
      <style:table-column-properties style:column-width="1.348cm" style:rel-column-width="4702*"/>
    </style:style>
    <style:style style:name="Tableau2.E" style:family="table-column">
      <style:table-column-properties style:column-width="1.289cm" style:rel-column-width="4498*"/>
    </style:style>
    <style:style style:name="Tableau2.F" style:family="table-column">
      <style:table-column-properties style:column-width="1.201cm" style:rel-column-width="4191*"/>
    </style:style>
    <style:style style:name="Tableau2.G" style:family="table-column">
      <style:table-column-properties style:column-width="2.785cm" style:rel-column-width="9717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padding="0.097cm" fo:border-left="0.002cm solid #000000" fo:border-right="none" fo:border-top="none" fo:border-bottom="0.002cm solid #000000"/>
    </style:style>
    <style:style style:name="Tableau2.B1" style:family="table-cell">
      <style:table-cell-properties fo:padding="0.097cm" fo:border-left="none" fo:border-right="none" fo:border-top="none" fo:border-bottom="0.002cm solid #000000"/>
    </style:style>
    <style:style style:name="Tableau2.G1" style:family="table-cell">
      <style:table-cell-properties fo:padding="0.097cm" fo:border-left="none" fo:border-right="0.002cm solid #000000" fo:border-top="none" fo:border-bottom="0.002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leau3" style:family="table">
      <style:table-properties style:width="18.747cm" fo:margin-left="0.011cm" fo:margin-right="0.028cm" table:align="margins"/>
    </style:style>
    <style:style style:name="Tableau3.A" style:family="table-column">
      <style:table-column-properties style:column-width="8.042cm" style:rel-column-width="28115*"/>
    </style:style>
    <style:style style:name="Tableau3.B" style:family="table-column">
      <style:table-column-properties style:column-width="3.099cm" style:rel-column-width="10837*"/>
    </style:style>
    <style:style style:name="Tableau3.C" style:family="table-column">
      <style:table-column-properties style:column-width="1.258cm" style:rel-column-width="4396*"/>
    </style:style>
    <style:style style:name="Tableau3.D" style:family="table-column">
      <style:table-column-properties style:column-width="0.995cm" style:rel-column-width="3476*"/>
    </style:style>
    <style:style style:name="Tableau3.E" style:family="table-column">
      <style:table-column-properties style:column-width="1.374cm" style:rel-column-width="4805*"/>
    </style:style>
    <style:style style:name="Tableau3.F" style:family="table-column">
      <style:table-column-properties style:column-width="1.199cm" style:rel-column-width="4191*"/>
    </style:style>
    <style:style style:name="Tableau3.G" style:family="table-column">
      <style:table-column-properties style:column-width="2.78cm" style:rel-column-width="9715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02cm solid #000000" fo:border-right="none" fo:border-top="none" fo:border-bottom="0.002cm solid #000000"/>
    </style:style>
    <style:style style:name="Tableau3.B1" style:family="table-cell">
      <style:table-cell-properties fo:padding="0.097cm" fo:border-left="none" fo:border-right="none" fo:border-top="none" fo:border-bottom="0.002cm solid #000000"/>
    </style:style>
    <style:style style:name="Tableau3.G1" style:family="table-cell">
      <style:table-cell-properties fo:padding="0.097cm" fo:border-left="none" fo:border-right="0.002cm solid #000000" fo:border-top="none" fo:border-bottom="0.002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cm" style:rel-column-width="28047*"/>
    </style:style>
    <style:style style:name="Tableau4.B" style:family="table-column">
      <style:table-column-properties style:column-width="1.228cm" style:rel-column-width="4282*"/>
    </style:style>
    <style:style style:name="Tableau4.C" style:family="table-column">
      <style:table-column-properties style:column-width="2.193cm" style:rel-column-width="7648*"/>
    </style:style>
    <style:style style:name="Tableau4.D" style:family="table-column">
      <style:table-column-properties style:column-width="1.199cm" style:rel-column-width="4184*"/>
    </style:style>
    <style:style style:name="Tableau4.E" style:family="table-column">
      <style:table-column-properties style:column-width="2.251cm" style:rel-column-width="7851*"/>
    </style:style>
    <style:style style:name="Tableau4.F" style:family="table-column">
      <style:table-column-properties style:column-width="1.189cm" style:rel-column-width="4147*"/>
    </style:style>
    <style:style style:name="Tableau4.G" style:family="table-column">
      <style:table-column-properties style:column-width="2.688cm" style:rel-column-width="937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02cm solid #000000" fo:border-right="none" fo:border-top="0.002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02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02cm solid #000000" fo:border-top="0.002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02cm solid #000000" fo:border-right="none" fo:border-top="none" fo:border-bottom="none"/>
    </style:style>
    <style:style style:name="Tableau4.F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02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02cm solid #000000" fo:border-right="none" fo:border-top="none" fo:border-bottom="0.002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02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style:shadow="none"/>
      <style:text-properties fo:color="#000000" style:font-name="Gill Sans MT_CCJU" fo:font-size="7pt" style:font-size-asian="7pt" style:font-size-complex="7pt"/>
    </style:style>
    <style:style style:name="P2" style:family="paragraph" style:parent-style-name="Table_20_Contents">
      <style:paragraph-properties style:shadow="none"/>
      <style:text-properties fo:color="#000000" style:font-name="Gill Sans MT_CCJU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9pt" style:font-size-asian="9pt" style:font-size-complex="9pt"/>
    </style:style>
    <style:style style:name="P4" style:family="paragraph" style:parent-style-name="Table_20_Contents">
      <style:paragraph-properties style:shadow="none"/>
      <style:text-properties fo:color="#000000" style:font-name="Gill Sans MT_CCJU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name-asian="Courier New" style:font-size-asian="11pt" style:font-name-complex="Courier New" style:font-size-complex="11pt"/>
    </style:style>
    <style:style style:name="P8" style:family="paragraph" style:parent-style-name="Table_20_Contents">
      <style:paragraph-properties style:shadow="none"/>
      <style:text-properties fo:color="#000000" style:font-name="Gill Sans MT_CCJU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0pt" style:font-size-asian="10pt" style:font-size-complex="10pt"/>
    </style:style>
    <style:style style:name="P10" style:family="paragraph" style:parent-style-name="Table_20_Contents">
      <style:paragraph-properties style:shadow="none"/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Gill Sans MT_CCJU" fo:font-weight="bold" style:font-weight-asian="bold" style:font-weight-complex="bold"/>
    </style:style>
    <style:style style:name="P13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text-properties fo:color="#000000" style:font-name="Gill Sans MT_CCJU"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Gill Sans MT_CCJU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Gill Sans MT_CCJU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9" style:family="paragraph" style:parent-style-name="Standard">
      <style:text-properties style:font-name="Gill Sans MT_CCJU"/>
    </style:style>
    <style:style style:name="P20" style:family="paragraph" style:parent-style-name="Standard">
      <style:text-properties style:font-name="Gill Sans MT_CCJU" fo:font-size="10pt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50%" fo:text-align="center" style:justify-single-word="false">
        <style:tab-stops>
          <style:tab-stop style:position="0.097cm"/>
          <style:tab-stop style:position="5.209cm"/>
        </style:tab-stops>
      </style:paragraph-properties>
      <style:text-properties style:font-name="Arial" fo:font-size="15pt" fo:font-weight="bold" style:font-size-asian="15pt" style:font-weight-asian="bold" style:font-size-complex="15pt" style:font-weight-complex="bold"/>
    </style:style>
    <style:style style:name="P23" style:family="paragraph" style:parent-style-name="DefaultSol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break-after="auto"/>
      <style:text-properties style:font-name="Gill Sans MT_CCJU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  <style:style style:name="T4" style:family="text">
      <style:text-properties style:font-name="Gill Sans MT_CCJU1"/>
    </style:style>
    <style:style style:name="T5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<text:tab/><text:tab/><text:tab/><text:tab/><text:tab/><text:tab/><text:tab/><text:tab/><text:tab/><text:tab/><text:tab/><text:tab/><text:tab/><text:span text:style-name="T5">%=PAGE_NUMERO=%</text:span> %=NUMERO=%</text:p>
      <text:p text:style-name="P22">%=remLineWhenBlank(NON_RETENU)=%</text:p>
      <text:p text:style-name="P20">%=PCAL_HEADER=%<text:tab/><text:tab/><text:tab/><text:tab/><text:tab/><text:tab/><text:tab/><text:tab/><text:tab/><text:tab/><text:tab/><text:tab/></text:p>
      <text:p text:style-name="P24">%#include PCALMembreFamilles#%</text:p>
      <text:p text:style-name="P21"><text:tab/><text:span text:style-name="T4">%=remLineWhenBlank(HOME_LABEL,1)=%<text:tab/>%=remLineWhenBlank(HOME_DESCRIPTION,)=%</text:span>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12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1">%{sousLibelle}%%=LIBELLE=%</text:p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G2" office:value-type="string">
            <text:p text:style-name="P3"/>
          </table:table-cell>
        </table:table-row>
        <table:table-row table:style-name="tabFortune.3">
          <table:table-cell table:style-name="tabFortune.A2" office:value-type="string">
            <text:p text:style-name="P4">%{ligneStandard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Deux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Trois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ATrois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TroisS}%%=LIBELLE=%</text:p>
          </table:table-cell>
          <table:table-cell table:style-name="tabFortune.B9" office:value-type="string">
            <text:p text:style-name="P8">%=CHF1=%</text:p>
          </table:table-cell>
          <table:table-cell table:style-name="tabFortune.B9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8"/>
          </table:table-cell>
          <table:table-cell table:style-name="tabFortune.B4" office:value-type="string">
            <text:p text:style-name="P8"/>
          </table:table-cell>
          <table:table-cell table:style-name="tabFortune.B4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4" office:value-type="string">
            <text:p text:style-name="P8"/>
          </table:table-cell>
          <table:table-cell table:style-name="tabFortune.G6" office:value-type="string">
            <text:p text:style-name="P9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11">%=LIBELLETOTAL_F=%</text:p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7">%=CHF=%</text:p>
          </table:table-cell>
          <table:table-cell table:style-name="Tableau5.G1" office:value-type="string">
            <text:p text:style-name="P18">%=MONTANT_TOTAL_F=%</text:p>
          </table:table-cell>
        </table:table-row>
      </table:table>
      <text:p text:style-name="P19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12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1">
          <table:table-cell table:style-name="tabRevenu.A2" office:value-type="string">
            <text:p text:style-name="P1">%{sousLibelle}%%=LIBELLE=%</text:p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G2" office:value-type="string">
            <text:p text:style-name="P3"/>
          </table:table-cell>
        </table:table-row>
        <table:table-row table:style-name="tabRevenu.1">
          <table:table-cell table:style-name="tabRevenu.A2" office:value-type="string">
            <text:p text:style-name="P4">%{ligneStandard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Deux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DeuxTrois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ATrois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Deux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TroisS}%%=LIBELLE=%</text:p>
          </table:table-cell>
          <table:table-cell table:style-name="tabRevenu.B9" office:value-type="string">
            <text:p text:style-name="P8">%=CHF1=%</text:p>
          </table:table-cell>
          <table:table-cell table:style-name="tabRevenu.B9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8"/>
          </table:table-cell>
          <table:table-cell table:style-name="tabRevenu.B4" office:value-type="string">
            <text:p text:style-name="P8"/>
          </table:table-cell>
          <table:table-cell table:style-name="tabRevenu.B4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4" office:value-type="string">
            <text:p text:style-name="P8"/>
          </table:table-cell>
          <table:table-cell table:style-name="tabRevenu.G6" office:value-type="string">
            <text:p text:style-name="P9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11">%=LIBELLETOTAL_R=%</text:p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7">%=CHF=%</text:p>
          </table:table-cell>
          <table:table-cell table:style-name="Tableau2.G1" office:value-type="string">
            <text:p text:style-name="P18">%=MONTANT_TOTAL_R=%</text:p>
          </table:table-cell>
        </table:table-row>
      </table:table>
      <text:p text:style-name="P19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12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4">%{ligneStandard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</text:span><text:span text:style-name="T1">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</text:span><text:span text:style-name="T1">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Deux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Trois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A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8"/>
          </table:table-cell>
          <table:table-cell table:style-name="tabDepense.B4" office:value-type="string">
            <text:p text:style-name="P8"/>
          </table:table-cell>
          <table:table-cell table:style-name="tabDepense.B4" office:value-type="string">
            <text:p text:style-name="P9"/>
          </table:table-cell>
          <table:table-cell table:style-name="tabDepense.B3" office:value-type="string">
            <text:p text:style-name="P8"/>
          </table:table-cell>
          <table:table-cell table:style-name="tabDepense.B3" office:value-type="string">
            <text:p text:style-name="P9"/>
          </table:table-cell>
          <table:table-cell table:style-name="tabDepense.B4" office:value-type="string">
            <text:p text:style-name="P8"/>
          </table:table-cell>
          <table:table-cell table:style-name="tabDepense.G6" office:value-type="string">
            <text:p text:style-name="P9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11">%=LIBELLETOTAL_D=%</text:p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7">%=CHF=%</text:p>
          </table:table-cell>
          <table:table-cell table:style-name="Tableau3.G1" office:value-type="string">
            <text:p text:style-name="P18">%=MONTANT_TOTAL_D=%</text:p>
          </table:table-cell>
        </table:table-row>
      </table:table>
      <text:p text:style-name="P2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3">%=remLineWhenBlank(totalL1)=%</text:p>
          </table:table-cell>
          <table:table-cell table:style-name="Tableau4.B1" office:value-type="string">
            <text:p text:style-name="P4"><text:span text:style-name="T2">%=</text:span>CHF1L1=%</text:p>
          </table:table-cell>
          <table:table-cell table:style-name="Tableau4.B1" office:value-type="string">
            <text:p text:style-name="P5">%=<text:span text:style-name="T1">MONTANTL1_C1=%</text:span></text:p>
          </table:table-cell>
          <table:table-cell table:style-name="Tableau4.B1" office:value-type="string">
            <text:p text:style-name="P4"><text:span text:style-name="T2">%=</text:span>CHF2L1=%</text:p>
          </table:table-cell>
          <table:table-cell table:style-name="Tableau4.B1" office:value-type="string">
            <text:p text:style-name="P5">%=<text:span text:style-name="T1">MONTANTL1_C2=%</text:span></text:p>
          </table:table-cell>
          <table:table-cell table:style-name="Tableau4.B1" office:value-type="string">
            <text:p text:style-name="P10">%=CHF3L1=%</text:p>
          </table:table-cell>
          <table:table-cell table:style-name="Tableau4.G1" office:value-type="string">
            <text:p text:style-name="P6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14">%=remLineWhenBlank(totalL2)=%</text:p>
          </table:table-cell>
          <table:covered-table-cell/>
          <table:covered-table-cell/>
          <table:covered-table-cell/>
          <table:covered-table-cell/>
          <table:table-cell table:style-name="Tableau4.F2" office:value-type="string">
            <text:p text:style-name="P8">%=CHF3L2=%</text:p>
          </table:table-cell>
          <table:table-cell table:style-name="Tableau4.G2" office:value-type="string">
            <text:p text:style-name="P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13">%=remLineWhenBlank(totalL3)=%</text:p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10">%=CHF3L3=%</text:p>
          </table:table-cell>
          <table:table-cell table:style-name="Tableau4.G3" office:value-type="string">
            <text:p text:style-name="P6"><text:span text:style-name="T2">%=</text:span><text:span text:style-name="T3">MONTAN</text:span><text:span text:style-name="T1">TL3_C3=%</text:span></text:p>
          </table:table-cell>
        </table:table-row>
      </table:table>
      <text:p text:style-name="DefaultSol"><text:soft-page-break/>%#include PCALVersementDouble#%</text:p>
      <text:p text:style-name="DefaultSol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12</meta:editing-cycles>
    <meta:editing-duration>PT1H10M44S</meta:editing-duration>
    <dc:date>2020-11-10T16:01:45.60</dc:date>
    <meta:document-statistic meta:table-count="7" meta:image-count="0" meta:object-count="0" meta:page-count="2" meta:paragraph-count="182" meta:word-count="186" meta:character-count="2736"/>
    <meta:user-defined meta:name="Info 1"/>
    <meta:user-defined meta:name="Info 2"/>
    <meta:user-defined meta:name="Info 3"/>
    <meta:user-defined meta:name="Info 4"/>
  </office:meta>
</office:document-meta>
</file>